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Prima simulazione</text:p>
          </table:table-cell>
          <table:table-cell/>
          <table:table-cell table:style-name="Default" office:value-type="string" calcext:value-type="string">
            <text:p>Seconda simulazione</text:p>
          </table:table-cell>
          <table:table-cell/>
          <table:table-cell table:style-name="Default" office:value-type="string" calcext:value-type="string">
            <text:p>Terza Simulazione</text:p>
          </table:table-cell>
          <table:table-cell/>
          <table:table-cell table:style-name="Default" office:value-type="string" calcext:value-type="string">
            <text:p>Quarta Simulazione</text:p>
          </table:table-cell>
          <table:table-cell/>
          <table:table-cell table:style-name="Default" office:value-type="string" calcext:value-type="string">
            <text:p>Quinta Simulazione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1H00M00S" calcext:value-type="time">
            <text:p>01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9H00M00S" calcext:value-type="time">
            <text:p>09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9H00M00S" calcext:value-type="time">
            <text:p>09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9H00M00S" calcext:value-type="time">
            <text:p>09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5H00M00S" calcext:value-type="time">
            <text:p>15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7H00M00S" calcext:value-type="time">
            <text:p>17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9H00M00S" calcext:value-type="time">
            <text:p>09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5H00M00S" calcext:value-type="time">
            <text:p>15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9H00M00S" calcext:value-type="time">
            <text:p>09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9H00M00S" calcext:value-type="time">
            <text:p>09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5H00M00S" calcext:value-type="time">
            <text:p>15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8H00M00S" calcext:value-type="time">
            <text:p>18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26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style-name="ce2" office:value-type="time" office:time-value="PT24H00M00S" calcext:value-type="time">
            <text:p>24.00.00</text:p>
          </table:table-cell>
          <table:table-cell/>
          <table:table-cell office:value-type="time" office:time-value="PT24H00M00S" calcext:value-type="time">
            <text:p>00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2" office:value-type="time" office:time-value="PT31H00M00S" calcext:value-type="time">
            <text:p>31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23H00M00S" calcext:value-type="time">
            <text:p>23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table:style-name="ce2" office:value-type="time" office:time-value="PT02H00M00S" calcext:value-type="time">
            <text:p>02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9H00M00S" calcext:value-type="time">
            <text:p>19.00.00</text:p>
          </table:table-cell>
        </table:table-row>
        <table:table-row table:style-name="ro1">
          <table:table-cell office:value-type="time" office:time-value="PT27H00M00S" calcext:value-type="time">
            <text:p>03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20H00M00S" calcext:value-type="time">
            <text:p>2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24H00M00S" calcext:value-type="time">
            <text:p>00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21H00M00S" calcext:value-type="time">
            <text:p>21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19H00M00S" calcext:value-type="time">
            <text:p>19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table:style-name="ce2" office:value-type="time" office:time-value="PT38H00M00S" calcext:value-type="time">
            <text:p>38.00.00</text:p>
          </table:table-cell>
          <table:table-cell/>
          <table:table-cell office:value-type="time" office:time-value="PT18H00M00S" calcext:value-type="time">
            <text:p>18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25H00M00S" calcext:value-type="time">
            <text:p>01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table:style-name="ce2" office:value-type="time" office:time-value="PT28H00M00S" calcext:value-type="time">
            <text:p>28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26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30H00M00S" calcext:value-type="time">
            <text:p>3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table:style-name="ce2" office:value-type="time" office:time-value="PT28H00M00S" calcext:value-type="time">
            <text:p>28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table:style-name="ce2" office:value-type="time" office:time-value="PT32H00M00S" calcext:value-type="time">
            <text:p>32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table:style-name="ce2" office:value-type="time" office:time-value="PT31H00M00S" calcext:value-type="time">
            <text:p>31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table:style-name="ce2" office:value-type="time" office:time-value="PT31H00M00S" calcext:value-type="time">
            <text:p>31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25H00M00S" calcext:value-type="time">
            <text:p>01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table:style-name="ce2" office:value-type="time" office:time-value="PT39H00M00S" calcext:value-type="time">
            <text:p>39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45H00M00S" calcext:value-type="time">
            <text:p>45.00.00</text:p>
          </table:table-cell>
          <table:table-cell/>
          <table:table-cell table:style-name="ce2" office:value-type="time" office:time-value="PT33H00M00S" calcext:value-type="time">
            <text:p>33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table:style-name="ce2" office:value-type="time" office:time-value="PT31H00M00S" calcext:value-type="time">
            <text:p>31.00.00</text:p>
          </table:table-cell>
        </table:table-row>
        <table:table-row table:style-name="ro1"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table:style-name="ce2" office:value-type="time" office:time-value="PT43H00M00S" calcext:value-type="time">
            <text:p>43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20H00M00S" calcext:value-type="time">
            <text:p>20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41H00M00S" calcext:value-type="time">
            <text:p>41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table:style-name="ce2" office:value-type="time" office:time-value="PT44H00M00S" calcext:value-type="time">
            <text:p>44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25H00M00S" calcext:value-type="time">
            <text:p>01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20H00M00S" calcext:value-type="time">
            <text:p>20.00.00</text:p>
          </table:table-cell>
        </table:table-row>
        <table:table-row table:style-name="ro1"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table:style-name="ce2" office:value-type="time" office:time-value="PT41H00M00S" calcext:value-type="time">
            <text:p>41.00.00</text:p>
          </table:table-cell>
        </table:table-row>
        <table:table-row table:style-name="ro1"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office:value-type="time" office:time-value="PT18H00M00S" calcext:value-type="time">
            <text:p>18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18H00M00S" calcext:value-type="time">
            <text:p>18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20H00M00S" calcext:value-type="time">
            <text:p>20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table:style-name="ce2" office:value-type="time" office:time-value="PT41H00M00S" calcext:value-type="time">
            <text:p>41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31H00M00S" calcext:value-type="time">
            <text:p>31.00.00</text:p>
          </table:table-cell>
          <table:table-cell/>
          <table:table-cell table:style-name="ce2" office:value-type="time" office:time-value="PT33H00M00S" calcext:value-type="time">
            <text:p>33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table:style-name="ce2" office:value-type="time" office:time-value="PT30H00M00S" calcext:value-type="time">
            <text:p>30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25H00M00S" calcext:value-type="time">
            <text:p>01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table:style-name="ce2" office:value-type="time" office:time-value="PT32H00M00S" calcext:value-type="time">
            <text:p>32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20H00M00S" calcext:value-type="time">
            <text:p>20.00.00</text:p>
          </table:table-cell>
        </table:table-row>
        <table:table-row table:style-name="ro1"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table:style-name="ce2" office:value-type="time" office:time-value="PT35H00M00S" calcext:value-type="time">
            <text:p>35.00.00</text:p>
          </table:table-cell>
        </table:table-row>
        <table:table-row table:style-name="ro1"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office:value-type="time" office:time-value="PT21H00M00S" calcext:value-type="time">
            <text:p>21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table:style-name="ce2" office:value-type="time" office:time-value="PT39H00M00S" calcext:value-type="time">
            <text:p>39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table:style-name="ce2" office:value-type="time" office:time-value="PT33H00M00S" calcext:value-type="time">
            <text:p>33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table:style-name="ce2" office:value-type="time" office:time-value="PT32H00M00S" calcext:value-type="time">
            <text:p>32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table:style-name="ce2" office:value-type="time" office:time-value="PT37H00M00S" calcext:value-type="time">
            <text:p>37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8H00M00S" calcext:value-type="time">
            <text:p>18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36H00M00S" calcext:value-type="time">
            <text:p>36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38H00M00S" calcext:value-type="time">
            <text:p>38.00.00</text:p>
          </table:table-cell>
          <table:table-cell/>
          <table:table-cell office:value-type="time" office:time-value="PT20H00M00S" calcext:value-type="time">
            <text:p>2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table:style-name="ce2" office:value-type="time" office:time-value="PT41H00M00S" calcext:value-type="time">
            <text:p>41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9H00M00S" calcext:value-type="time">
            <text:p>09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41H00M00S" calcext:value-type="time">
            <text:p>41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5H00M00S" calcext:value-type="time">
            <text:p>15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09H00M00S" calcext:value-type="time">
            <text:p>09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7H00M00S" calcext:value-type="time">
            <text:p>17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23H00M00S" calcext:value-type="time">
            <text:p>23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table:style-name="ce2" office:value-type="time" office:time-value="PT13H00M00S" calcext:value-type="time">
            <text:p>13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</table:table-row>
        <table:table-row table:style-name="ro1">
          <table:table-cell table:style-name="ce2" office:value-type="time" office:time-value="PT13H00M00S" calcext:value-type="time">
            <text:p>13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table:style-name="ce2" office:value-type="time" office:time-value="PT15H00M00S" calcext:value-type="time">
            <text:p>15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office:value-type="time" office:time-value="PT17H00M00S" calcext:value-type="time">
            <text:p>17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26H00M00S" calcext:value-type="time">
            <text:p>0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30H00M00S" calcext:value-type="time">
            <text:p>06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24H00M00S" calcext:value-type="time">
            <text:p>00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table:style-name="ce2" office:value-type="time" office:time-value="PT04H00M00S" calcext:value-type="time">
            <text:p>04.00.00</text:p>
          </table:table-cell>
          <table:table-cell/>
          <table:table-cell office:value-type="time" office:time-value="PT31H00M00S" calcext:value-type="time">
            <text:p>07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20H00M00S" calcext:value-type="time">
            <text:p>2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25H00M00S" calcext:value-type="time">
            <text:p>01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19H00M00S" calcext:value-type="time">
            <text:p>19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25H00M00S" calcext:value-type="time">
            <text:p>01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  <table:table-cell/>
          <table:table-cell office:value-type="time" office:time-value="PT20H00M00S" calcext:value-type="time">
            <text:p>20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office:value-type="time" office:time-value="PT17H00M00S" calcext:value-type="time">
            <text:p>17.00.00</text:p>
          </table:table-cell>
        </table:table-row>
        <table:table-row table:style-name="ro1"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table:style-name="ce2" office:value-type="time" office:time-value="PT15H00M00S" calcext:value-type="time">
            <text:p>15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  <table:table-cell/>
          <table:table-cell office:value-type="time" office:time-value="PT15H00M00S" calcext:value-type="time">
            <text:p>15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table:style-name="ce2" office:value-type="time" office:time-value="PT15H00M00S" calcext:value-type="time">
            <text:p>15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27H00M00S" calcext:value-type="time">
            <text:p>03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27H00M00S" calcext:value-type="time">
            <text:p>03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style-name="ce2" office:value-type="time" office:time-value="PT00H00M00S" calcext:value-type="time">
            <text:p>00.00.00</text:p>
          </table:table-cell>
          <table:table-cell/>
          <table:table-cell office:value-type="time" office:time-value="PT25H00M00S" calcext:value-type="time">
            <text:p>01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25H00M00S" calcext:value-type="time">
            <text:p>01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21H00M00S" calcext:value-type="time">
            <text:p>21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23H00M00S" calcext:value-type="time">
            <text:p>23.00.00</text:p>
          </table:table-cell>
        </table:table-row>
        <table:table-row table:style-name="ro1">
          <table:table-cell table:style-name="ce2" office:value-type="time" office:time-value="PT07H00M00S" calcext:value-type="time">
            <text:p>07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table:style-name="ce2" office:value-type="time" office:time-value="PT31H00M00S" calcext:value-type="time">
            <text:p>31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</table:table-row>
        <table:table-row table:style-name="ro1">
          <table:table-cell table:style-name="ce2" office:value-type="time" office:time-value="PT07H00M00S" calcext:value-type="time">
            <text:p>07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table:style-name="ce2" office:value-type="time" office:time-value="PT32H00M00S" calcext:value-type="time">
            <text:p>3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table:style-name="ce2" office:value-type="time" office:time-value="PT34H00M00S" calcext:value-type="time">
            <text:p>34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</table:table-row>
        <table:table-row table:style-name="ro1">
          <table:table-cell table:style-name="ce2" office:value-type="time" office:time-value="PT05H00M00S" calcext:value-type="time">
            <text:p>05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table:style-name="ce2" office:value-type="time" office:time-value="PT34H00M00S" calcext:value-type="time">
            <text:p>34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</table:table-row>
        <table:table-row table:style-name="ro1">
          <table:table-cell table:style-name="ce2" office:value-type="time" office:time-value="PT07H00M00S" calcext:value-type="time">
            <text:p>07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table:style-name="ce2" office:value-type="time" office:time-value="PT34H00M00S" calcext:value-type="time">
            <text:p>34.00.00</text:p>
          </table:table-cell>
          <table:table-cell/>
          <table:table-cell table:style-name="ce2" office:value-type="time" office:time-value="PT28H00M00S" calcext:value-type="time">
            <text:p>28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</table:table-row>
        <table:table-row table:style-name="ro1">
          <table:table-cell table:style-name="ce2" office:value-type="time" office:time-value="PT07H00M00S" calcext:value-type="time">
            <text:p>07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table:style-name="ce2" office:value-type="time" office:time-value="PT34H00M00S" calcext:value-type="time">
            <text:p>34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</table:table-row>
        <table:table-row table:style-name="ro1">
          <table:table-cell table:style-name="ce2" office:value-type="time" office:time-value="PT07H00M00S" calcext:value-type="time">
            <text:p>07.00.00</text:p>
          </table:table-cell>
          <table:table-cell/>
          <table:table-cell office:value-type="time" office:time-value="PT26H00M00S" calcext:value-type="time">
            <text:p>02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table:style-name="ce2" office:value-type="time" office:time-value="PT07H00M00S" calcext:value-type="time">
            <text:p>07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25H00M00S" calcext:value-type="time">
            <text:p>01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table:style-name="ce2"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</table:table-row>
        <table:table-row table:style-name="ro1">
          <table:table-cell table:style-name="ce2" office:value-type="time" office:time-value="PT07H00M00S" calcext:value-type="time">
            <text:p>07.00.00</text:p>
          </table:table-cell>
          <table:table-cell/>
          <table:table-cell office:value-type="time" office:time-value="PT26H00M00S" calcext:value-type="time">
            <text:p>02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</table:table-row>
        <table:table-row table:style-name="ro1">
          <table:table-cell table:style-name="ce2" office:value-type="time" office:time-value="PT00H00M00S" calcext:value-type="time">
            <text:p>00.00.00</text:p>
          </table:table-cell>
          <table:table-cell/>
          <table:table-cell office:value-type="time" office:time-value="PT27H00M00S" calcext:value-type="time">
            <text:p>03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table:style-name="ce2" office:value-type="time" office:time-value="PT16H00M00S" calcext:value-type="time">
            <text:p>16.00.00</text:p>
          </table:table-cell>
          <table:table-cell/>
          <table:table-cell office:value-type="time" office:time-value="PT25H00M00S" calcext:value-type="time">
            <text:p>01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</table:table-row>
        <table:table-row table:style-name="ro1"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7H00M00S" calcext:value-type="time">
            <text:p>03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25H00M00S" calcext:value-type="time">
            <text:p>01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</table:table-row>
        <table:table-row table:style-name="ro1"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24H00M00S" calcext:value-type="time">
            <text:p>00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26H00M00S" calcext:value-type="time">
            <text:p>02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</table:table-row>
        <table:table-row table:style-name="ro1"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2" office:value-type="time" office:time-value="PT30H00M00S" calcext:value-type="time">
            <text:p>30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2" office:value-type="time" office:time-value="PT38H00M00S" calcext:value-type="time">
            <text:p>38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2" office:value-type="time" office:time-value="PT40H00M00S" calcext:value-type="time">
            <text:p>40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2" office:value-type="time" office:time-value="PT40H00M00S" calcext:value-type="time">
            <text:p>40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table:style-name="ce2" office:value-type="time" office:time-value="PT41H00M00S" calcext:value-type="time">
            <text:p>41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2" office:value-type="time" office:time-value="PT40H00M00S" calcext:value-type="time">
            <text:p>4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table:style-name="ce2" office:value-type="time" office:time-value="PT41H00M00S" calcext:value-type="time">
            <text:p>41.00.00</text:p>
          </table:table-cell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2" office:value-type="time" office:time-value="PT41H00M00S" calcext:value-type="time">
            <text:p>41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table:style-name="ce2" office:value-type="time" office:time-value="PT42H00M00S" calcext:value-type="time">
            <text:p>42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28H00M00S" calcext:value-type="time">
            <text:p>28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28H00M00S" calcext:value-type="time">
            <text:p>28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1H00M00S" calcext:value-type="time">
            <text:p>01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27H00M00S" calcext:value-type="time">
            <text:p>03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27H00M00S" calcext:value-type="time">
            <text:p>03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6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5H00M00S" calcext:value-type="time">
            <text:p>01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8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24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26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6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6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6H00M00S" calcext:value-type="time">
            <text:p>02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4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6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5H00M00S" calcext:value-type="time">
            <text:p>01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5H00M00S" calcext:value-type="time">
            <text:p>01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28H00M00S" calcext:value-type="time">
            <text:p>04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29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29H00M00S" calcext:value-type="time">
            <text:p>05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30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time" office:time-value="PT02H00M00S" calcext:value-type="time">
            <text:p>02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table:style-name="ce2" office:value-type="time" office:time-value="PT39H00M00S" calcext:value-type="time">
            <text:p>39.00.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formula="of:=AVERAGE([.A2];[.A392])" office:value-type="time" office:time-value="PT01H00M00S" calcext:value-type="time">
            <text:p>01.00.00</text:p>
          </table:table-cell>
          <table:table-cell/>
          <table:table-cell table:formula="of:=AVERAGE([.C2];[.C392])" office:value-type="time" office:time-value="PT00H00M00S" calcext:value-type="time">
            <text:p>00.00.00</text:p>
          </table:table-cell>
          <table:table-cell/>
          <table:table-cell table:formula="of:=AVERAGE([.E2];[.E392])" office:value-type="time" office:time-value="PT00H00M00S" calcext:value-type="time">
            <text:p>00.00.00</text:p>
          </table:table-cell>
          <table:table-cell/>
          <table:table-cell table:formula="of:=AVERAGE([.G2];[.G392])" office:value-type="time" office:time-value="PT15H00M00S" calcext:value-type="time">
            <text:p>15.00.00</text:p>
          </table:table-cell>
          <table:table-cell/>
          <table:table-cell table:formula="of:=AVERAGE([.I2];[.I392])" office:value-type="time" office:time-value="PT20H00M00S" calcext:value-type="time">
            <text:p>20.0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1:13:03.69845104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2:10:53.704045518</meta:creation-date>
    <meta:generator>LibreOffice/5.1.4.2$Linux_X86_64 LibreOffice_project/10m0$Build-2</meta:generator>
    <dc:date>2016-12-22T12:08:45.754573432</dc:date>
    <meta:editing-duration>PT3H37M17S</meta:editing-duration>
    <meta:editing-cycles>9</meta:editing-cycles>
    <meta:document-statistic meta:table-count="1" meta:cell-count="1965" meta:object-count="0"/>
  </office:meta>
</office:document-meta>
</file>